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row>
        <mo stretchy="false">∫</mo>
        <mtext>d</mtext>
      </mrow>
      <mo stretchy="false">ω</mo>
      <mrow>
        <mo stretchy="false">∫</mo>
        <msup>
          <mtext>d</mtext>
          <mn>3</mn>
        </msup>
      </mrow>
      <mi>k</mi>
      <mover accent="true">
        <mo stretchy="false">ψ</mo>
        <mo stretchy="false">̂</mo>
      </mover>
      <mrow>
        <mo stretchy="false">(</mo>
        <mrow>
          <mstyle mathvariant="bold">
            <mrow>
              <mi>k</mi>
            </mrow>
          </mstyle>
          <mi>,</mi>
          <mo stretchy="false">ω</mo>
        </mrow>
        <mo stretchy="false">)</mo>
      </mrow>
      <msup>
        <mtext>e</mtext>
        <mrow>
          <mi>i</mi>
          <mrow>
            <mo stretchy="false">(</mo>
            <mrow>
              <mstyle mathvariant="bold">
                <mrow>
                  <mi>k</mi>
                </mrow>
              </mstyle>
              <mrow>
                <mi/>
                <mo stretchy="false">⋅</mo>
                <mi/>
              </mrow>
              <mstyle mathvariant="bold">
                <mrow>
                  <mi>r</mi>
                </mrow>
              </mstyle>
              <mrow>
                <mi/>
                <mo stretchy="false">−</mo>
                <mi/>
              </mrow>
              <mo stretchy="false">ω</mo>
              <mi>t</mi>
            </mrow>
            <mo stretchy="false">)</mo>
          </mrow>
        </mrow>
      </msup>
    </mrow>
    <annotation encoding="StarMath 5.0">%ipsi (bold r , t) `=` int "d" %iomega int "d"^3 k hat %ipsi (bold k , %iomega) "e" ^{i (bold k `cdot` bold r `-` %iomega t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0:18:27.309000000</meta:creation-date>
    <meta:generator>LibreOffice/4.1.4.2$Windows_x86 LibreOffice_project/0a0440ccc0227ad9829de5f46be37cfb6edcf72</meta:generator>
  </office:meta>
</office:document-meta>
</file>